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left" fo:background-color="transparent">
        <style:background-image/>
      </style:table-properties>
    </style:style>
    <style:style style:name="Table1.A" style:family="table-column">
      <style:table-column-properties style:column-width="1.2396in"/>
    </style:style>
    <style:style style:name="Table1.B" style:family="table-column">
      <style:table-column-properties style:column-width="0.7931in"/>
    </style:style>
    <style:style style:name="Table1.C" style:family="table-column">
      <style:table-column-properties style:column-width="0.5431in"/>
    </style:style>
    <style:style style:name="Table1.D" style:family="table-column">
      <style:table-column-properties style:column-width="1.034in"/>
    </style:style>
    <style:style style:name="Table1.E" style:family="table-column">
      <style:table-column-properties style:column-width="1.1014in"/>
    </style:style>
    <style:style style:name="Table1.F" style:family="table-column">
      <style:table-column-properties style:column-width="0.6632in"/>
    </style:style>
    <style:style style:name="Table1.G" style:family="table-column">
      <style:table-column-properties style:column-width="1.5507in"/>
    </style:style>
    <style:style style:name="Table1.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1.B1" style:family="table-cell">
      <style:table-cell-properties style:vertical-align="middle" style:border-line-width="0in 0.0014in 0.0007in" fo:padding="0.0194in" fo:border="0.05pt double #808080"/>
    </style:style>
    <style:style style:name="Table1.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F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Table2" style:family="table">
      <style:table-properties style:width="1.5431in" table:align="left" fo:background-color="transparent">
        <style:background-image/>
      </style:table-properties>
    </style:style>
    <style:style style:name="Table2.A" style:family="table-column">
      <style:table-column-properties style:column-width="1.2715in"/>
    </style:style>
    <style:style style:name="Table2.B" style:family="table-column">
      <style:table-column-properties style:column-width="0.2715in"/>
    </style:style>
    <style:style style:name="Table2.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2.B1" style:family="table-cell">
      <style:table-cell-properties style:vertical-align="middle" style:border-line-width="0in 0.0014in 0.0007in" fo:padding="0.0194in" fo:border="0.05pt double #808080"/>
    </style:style>
    <style:style style:name="Table2.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2.B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Table3" style:family="table">
      <style:table-properties style:width="6.925in" table:align="left" fo:background-color="transparent">
        <style:background-image/>
      </style:table-properties>
    </style:style>
    <style:style style:name="Table3.A" style:family="table-column">
      <style:table-column-properties style:column-width="0.2507in"/>
    </style:style>
    <style:style style:name="Table3.B" style:family="table-column">
      <style:table-column-properties style:column-width="6.6743in"/>
    </style:style>
    <style:style style:name="Table3.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3.B1" style:family="table-cell">
      <style:table-cell-properties style:vertical-align="middle" style:border-line-width="0in 0.0014in 0.0007in" fo:padding="0.0194in" fo:border="0.05pt double #808080"/>
    </style:style>
    <style:style style:name="Table3.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3.B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P1"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officeooo:paragraph-rsid="001720e8" fo:padding="0in" fo:border="none"/>
    </style:style>
    <style:style style:name="P2"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officeooo:paragraph-rsid="0017beb9" fo:padding="0in" fo:border="none"/>
    </style:style>
    <style:style style:name="P3" style:family="paragraph" style:parent-style-name="Text_20_body">
      <style:paragraph-properties fo:margin-top="0in" fo:margin-bottom="0in" loext:contextual-spacing="false" style:line-height-at-least="0.2083in"/>
      <style:text-properties fo:font-variant="normal" fo:text-transform="none" fo:color="#333333" style:font-name="proxima-nova" fo:font-size="10.5pt" fo:letter-spacing="normal" fo:font-style="normal" fo:font-weight="normal" fo:padding="0in" fo:border="none"/>
    </style:style>
    <style:style style:name="P4" style:family="paragraph" style:parent-style-name="Text_20_body">
      <style:paragraph-properties fo:margin-top="0in" fo:margin-bottom="0in" loext:contextual-spacing="false" style:line-height-at-least="0.2083in"/>
      <style:text-properties fo:font-variant="normal" fo:text-transform="none" fo:color="#333333" style:font-name="proxima-nova" fo:font-size="10.5pt" fo:letter-spacing="normal" fo:font-style="normal" fo:font-weight="normal" officeooo:paragraph-rsid="0017beb9" fo:padding="0in" fo:border="none"/>
    </style:style>
    <style:style style:name="P5" style:family="paragraph" style:parent-style-name="Text_20_body">
      <style:paragraph-properties fo:margin-top="0in" fo:margin-bottom="0in" loext:contextual-spacing="false" style:line-height-at-least="0.2083in"/>
      <style:text-properties fo:font-variant="normal" fo:text-transform="none" fo:color="#333333" style:font-name="proxima-nova" fo:font-size="10.5pt" fo:letter-spacing="normal" fo:font-style="normal" fo:font-weight="normal" fo:background-color="#d1d2d2" fo:padding="0in" fo:border="none"/>
    </style:style>
    <style:style style:name="P6" style:family="paragraph" style:parent-style-name="Text_20_body">
      <style:paragraph-properties fo:margin-left="0in" fo:margin-right="0in" fo:margin-top="0in" fo:margin-bottom="0in" loext:contextual-spacing="false" style:line-height-at-least="0.2083in" fo:text-indent="0in" style:auto-text-indent="false"/>
      <style:text-properties fo:font-variant="normal" fo:text-transform="none" fo:color="#333333" style:font-name="proxima-nova" fo:font-size="10.5pt" fo:letter-spacing="normal" fo:font-style="normal" fo:font-weight="normal" fo:padding="0in" fo:border="none"/>
    </style:style>
    <style:style style:name="P7" style:family="paragraph" style:parent-style-name="Text_20_body">
      <style:paragraph-properties fo:margin-left="0in" fo:margin-right="0in" fo:margin-top="0in" fo:margin-bottom="0in" loext:contextual-spacing="false" style:line-height-at-least="0.2083in" fo:text-indent="0in" style:auto-text-indent="false"/>
      <style:text-properties fo:font-variant="normal" fo:text-transform="none" fo:color="#333333" style:font-name="proxima-nova" fo:font-size="10.5pt" fo:letter-spacing="normal" fo:font-style="normal" fo:font-weight="normal" fo:background-color="#d1d2d2" fo:padding="0in" fo:border="none"/>
    </style:style>
    <style:style style:name="P8" style:family="paragraph" style:parent-style-name="Table_20_Contents">
      <style:text-properties fo:font-size="2pt" style:font-size-asian="2pt" style:font-size-complex="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ructions for use</text:p>
      <text:p text:style-name="P2">TEMPORARY CARDIAC PACING WIRE</text:p>
      <text:p text:style-name="P2">– STERILE –</text:p>
      <text:p text:style-name="P2">Description</text:p>
      <text:p text:style-name="P2">This Temporary Cardiac Pacing Wire is a sterile single-use product. Temporary Cardiac Pacing Wires are made of multifilament surgical wire coated with polyethylene. The intracorporeal ends of the pacing wire are uncoated and either fitted with a needle (to guide the Temporary Cardiac Pacing Wire into the myocardium) or non-needled (attachment to the myocardium using single knot sutures). The extracorporeal ends are also uncoated and fitted with a larger needle (for perforation of the chest wall).</text:p>
      <text:p text:style-name="P2">Depending on the pacing wire type, either the snap-off needle or the different coloured adapter plugs (pin diameter 2 mm) serve as a connection between the pacing wire and pacing generator or extension cable.</text:p>
      <text:p text:style-name="P2">PRODUCT OUTLIN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Table_20_Contents">Product name</text:p>
          </table:table-cell>
          <table:table-cell table:style-name="Table1.B1" table:number-columns-spanned="6" office:value-type="string">
            <text:p text:style-name="Table_20_Contents">Characteristics</text:p>
          </table:table-cell>
          <table:covered-table-cell/>
          <table:covered-table-cell/>
          <table:covered-table-cell/>
          <table:covered-table-cell/>
          <table:covered-table-cell/>
        </table:table-row>
        <table:table-row>
          <table:table-cell table:style-name="Table1.A2" table:number-rows-spanned="2" office:value-type="string">
            <text:p text:style-name="Table_20_Contents">Temporary Cardiac<text:line-break/>Pacing Wire …</text:p>
          </table:table-cell>
          <table:table-cell table:style-name="Table1.A2" table:number-columns-spanned="2" office:value-type="string">
            <text:p text:style-name="Table_20_Contents">Polarity</text:p>
          </table:table-cell>
          <table:covered-table-cell/>
          <table:table-cell table:style-name="Table1.A2" table:number-columns-spanned="2" office:value-type="string">
            <text:p text:style-name="Table_20_Contents">Contact</text:p>
          </table:table-cell>
          <table:covered-table-cell/>
          <table:table-cell table:style-name="Table1.F2" table:number-columns-spanned="2" office:value-type="string">
            <text:p text:style-name="P8"/>
          </table:table-cell>
          <table:covered-table-cell/>
        </table:table-row>
        <table:table-row>
          <table:covered-table-cell/>
          <table:table-cell table:style-name="Table1.A2" office:value-type="string">
            <text:p text:style-name="Table_20_Contents">monopolar</text:p>
          </table:table-cell>
          <table:table-cell table:style-name="Table1.A2" office:value-type="string">
            <text:p text:style-name="Table_20_Contents">bipolar</text:p>
          </table:table-cell>
          <table:table-cell table:style-name="Table1.A2" office:value-type="string">
            <text:p text:style-name="Table_20_Contents">adapter- plug ø 2 mm</text:p>
          </table:table-cell>
          <table:table-cell table:style-name="Table1.A2" office:value-type="string">
            <text:p text:style-name="Table_20_Contents">snap-off needle ø 1 mm</text:p>
          </table:table-cell>
          <table:table-cell table:style-name="Table1.A2" office:value-type="string">
            <text:p text:style-name="Table_20_Contents">with Z-Clip</text:p>
          </table:table-cell>
          <table:table-cell table:style-name="Table1.F2" office:value-type="string">
            <text:p text:style-name="Table_20_Contents">myocardiac pacing wires (needles)</text:p>
          </table:table-cell>
        </table:table-row>
        <table:table-row>
          <table:table-cell table:style-name="Table1.A2" office:value-type="string">
            <text:p text:style-name="Table_20_Contents">… with snap-off needle<text:line-break/>(without adapter-plug)</text:p>
          </table:table-cell>
          <table:table-cell table:style-name="Table1.A2" office:value-type="string">
            <text:p text:style-name="Table_20_Contents">x</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Table_20_Contents">x</text:p>
          </table:table-cell>
          <table:table-cell table:style-name="Table1.A2" office:value-type="string">
            <text:p text:style-name="P8"/>
          </table:table-cell>
          <table:table-cell table:style-name="Table1.F2" office:value-type="string">
            <text:p text:style-name="Table_20_Contents">1</text:p>
          </table:table-cell>
        </table:table-row>
        <table:table-row>
          <table:table-cell table:style-name="Table1.A2" office:value-type="string">
            <text:p text:style-name="Table_20_Contents">… with adapter plug</text:p>
          </table:table-cell>
          <table:table-cell table:style-name="Table1.A2" office:value-type="string">
            <text:p text:style-name="Table_20_Contents">x</text:p>
          </table:table-cell>
          <table:table-cell table:style-name="Table1.A2" office:value-type="string">
            <text:p text:style-name="P8"/>
          </table:table-cell>
          <table:table-cell table:style-name="Table1.A2" office:value-type="string">
            <text:p text:style-name="Table_20_Contents">x</text:p>
          </table:table-cell>
          <table:table-cell table:style-name="Table1.A2" office:value-type="string">
            <text:p text:style-name="P8"/>
          </table:table-cell>
          <table:table-cell table:style-name="Table1.A2" office:value-type="string">
            <text:p text:style-name="P8"/>
          </table:table-cell>
          <table:table-cell table:style-name="Table1.F2" office:value-type="string">
            <text:p text:style-name="Table_20_Contents">1</text:p>
          </table:table-cell>
        </table:table-row>
        <table:table-row>
          <table:table-cell table:style-name="Table1.A2" office:value-type="string">
            <text:p text:style-name="Table_20_Contents">… bipolar</text:p>
          </table:table-cell>
          <table:table-cell table:style-name="Table1.A2" office:value-type="string">
            <text:p text:style-name="P8"/>
          </table:table-cell>
          <table:table-cell table:style-name="Table1.A2" office:value-type="string">
            <text:p text:style-name="Table_20_Contents">x</text:p>
          </table:table-cell>
          <table:table-cell table:style-name="Table1.A2" office:value-type="string">
            <text:p text:style-name="Table_20_Contents">x</text:p>
          </table:table-cell>
          <table:table-cell table:style-name="Table1.A2" office:value-type="string">
            <text:p text:style-name="P8"/>
          </table:table-cell>
          <table:table-cell table:style-name="Table1.A2" office:value-type="string">
            <text:p text:style-name="Table_20_Contents">x</text:p>
          </table:table-cell>
          <table:table-cell table:style-name="Table1.F2" office:value-type="string">
            <text:p text:style-name="Table_20_Contents">2</text:p>
          </table:table-cell>
        </table:table-row>
      </table:table>
      <text:p text:style-name="P3"/>
      <text:p text:style-name="P6">Page: 3</text:p>
      <text:p text:style-name="P4">Indications</text:p>
      <text:p text:style-name="P4">The Temporary Cardiac Pacing Wire is used for treating post-operative cardiac arrhythmias following heart surgery.</text:p>
      <text:p text:style-name="P4">Application</text:p>
      <text:p text:style-name="P4">Cardiac Pacing Wire with snap-off needle and without adapter plug:</text:p>
      <text:p text:style-name="P4">Before use either pull off the insulation tubes present on the large straight needles or take out the insulation tubes placed under the flap of the folder. Do not discard these tubes since they will be required as protection after snapping off the needle. The intracorporeal tips of the Temporary Cardiac Pacing Wires should, depending on the surgical requirements and technique used, be secured in the myocardium. After the pacing wires are fitted the needle is removed.</text:p>
      <text:p text:style-name="P4">The Temporary Cardiac Pacing Wires should be placed in a position which allows uncomplicated removal when treatment is complete. The extracorporeal tip of the Temporary Cardiac Pacing Wire is then brought through the chest wall using the straight needle. The needle is snapped off at the nominal break point and attached to the connecting cable of the pacemaker or, if necessary, directly to the pacemaker. In the event that a pacemaker is to be attached later, the insulation tube should be slid over the contact pins in such a way that no <text:soft-page-break/>exposed metal remains.</text:p>
      <text:p text:style-name="P4">Attention</text:p>
      <text:p text:style-name="P4">Before using the cardiac pacing wire it is necessary to check that the snap-off needle and the pacemaker cable or pacemaker device are fully compatible. The length of the needle, once snapped off, is 20 mm, diameter 1 mm. Particular care should be given to ensuring that no components which might touch each other or conduct electricity are present at the connection point (e.g. projecting needle tips).</text:p>
      <text:p text:style-name="P4">Attention</text:p>
      <text:p text:style-name="P4">If a connection cable is being used between the pacing wire and the pacemaker and temporary disconnection is necessary, the connecting cable should be disconnected from the pacemaker and not from the pacing wire.</text:p>
      <text:p text:style-name="P6">Page: 4</text:p>
      <text:p text:style-name="P3">Cardiac Pacing Wires with adapter plugs:</text:p>
      <table:table table:name="Table2" table:style-name="Table2">
        <table:table-column table:style-name="Table2.A"/>
        <table:table-column table:style-name="Table2.B"/>
        <table:table-row>
          <table:table-cell table:style-name="Table2.A1" office:value-type="string">
            <text:p text:style-name="Table_20_Contents">1. »Isolation bush</text:p>
          </table:table-cell>
          <table:table-cell table:style-name="Table2.B1" table:number-rows-spanned="3" office:value-type="string">
            <text:p text:style-name="Table_20_Contents">￼</text:p>
          </table:table-cell>
        </table:table-row>
        <table:table-row>
          <table:table-cell table:style-name="Table2.A2" office:value-type="string">
            <text:p text:style-name="Table_20_Contents">2. »End cap</text:p>
          </table:table-cell>
          <table:covered-table-cell/>
        </table:table-row>
        <table:table-row>
          <table:table-cell table:style-name="Table2.A2" office:value-type="string">
            <text:p text:style-name="Table_20_Contents">3. »Closure catch</text:p>
          </table:table-cell>
          <table:covered-table-cell/>
        </table:table-row>
      </table:table>
      <text:p text:style-name="P4"><text:line-break/><text:line-break/>The packaging is designed so that if the full length of pacing wire is not required, the excess can be wound around the folder which can be fixed to the patient for the entire period of use by means of adhesive tape. The underside of the folder is coated to protect the skin.</text:p>
      <text:p text:style-name="P4">The intracorporeal ends of the cardiac pacing wires are anchored in the myocardium according to surgical circumstances and operator technique. </text:p>
      <text:p text:style-name="P4">Bipolar product types include a clip to form the end of exposed intracorporeal pacing wire in such a way that after piercing the myocardium and cutting off the needle, the end of the pacing wire is fixed in the tissue. To achieve this, remove the clip from the folder and press the clip between the fingers, so that the teeth interlock completely. The clip is spring loaded and will open automatically to an angle of about 45°, then the exposed pacing wire is inserted and the clip closed. When the clip springs open due to the spring load, the zig-zag shaped wire can be removed.</text:p>
      <text:p text:style-name="P4">Important: Please note that the pacing wire end must be laid straight on the teeth of the clip to ensure optimum forming. Check whether the end of the pacing wires are correctly formed.<text:line-break/>The cardiac pacing wires should be placed in a position that allows uncomplicated removal once treatment is complete. </text:p>
      <text:p text:style-name="P4">The extracorporeal end of the cardiac pacing wire with a straight or curved needle attached, is led through the chest wall, then the needle is cut off.</text:p>
      <text:p text:style-name="P6">Page: 5</text:p>
      <text:p text:style-name="P4">Important: In order to establish a faultless connection between the external end of the pacing wire and the adapter plug, the exposed end of the wire behind the needle is an optimum length. Care should be taken to ensure that the wire is cut immediately after the needle (Fig. 1).</text:p>
      <text:p text:style-name="P4">￼<text:line-break/>Following implantation each extracorporeal pacing wire end is connected to an adapter plug as follows:</text:p>
      <text:p text:style-name="P4"><text:soft-page-break/>Take the adapter plug from the folder and open the end cap (Fig. 2).</text:p>
      <text:p text:style-name="P4">Important: The exposed end of the pacing wire must be as straight as possible and should not be bent or markedly distorted in any way. If this is the case, it must be straightened before being introduced into the adapter plug. After removing the needle, the length of exposed pacing wire must be at least 10 mm and no more than 16 mm. To check the length of the exposed wire there are appropriate markings on the folder. If it is too short, more pacing wire should be exposed, if it is too long it should be cut.</text:p>
      <text:p text:style-name="P4">The exposed pacing wire end should be introduced into the adapter plug in such a way that, without having to be compressed, it is centrally located on the visible metallic pencil (Fig. 3). Then, the end cap should be pressed down until both closure catches are locked (Fig. 4).</text:p>
      <text:p text:style-name="P4">Important: After closing the adapter plug there should be no exposed pacing wire protruding. If this is found to be the case, the adapter plug must be opened again and the pacing wire fitting repeated.</text:p>
      <text:p text:style-name="P4">Then, the adapter plug can be connected either directly to the Temporary Cardiac Pacing Wire or by means of a suitable extension cable. The relevant manufacturer’s instructions should be followed. </text:p>
      <text:p text:style-name="P6">Page: 6</text:p>
      <text:p text:style-name="P4">Important: The 2 mm plug contact is protected by a removable isolation bush. When connecting to the pulse generator or extension cable it should be ensured that the isolation bush is pushed to the rear so that good electrical contact is guaranteed.</text:p>
      <text:p text:style-name="P4">Attention</text:p>
      <text:p text:style-name="P4">If a connection cable is being used between the pacing wire and the pacemaker and temporary disconnection is necessary, the connecting cable should be disconnected from the pacemaker and not from the pacing wire.</text:p>
      <text:p text:style-name="P4">PERFORMANCE</text:p>
      <text:p text:style-name="P4">The Temporary Cardiac Pacing Wire provides a conductive connection between an external pacemaker and the myocardium.</text:p>
      <text:p text:style-name="P4">CONTRAINDICATIONS</text:p>
      <text:p text:style-name="P4">The Temporary Cardiac Pacing Wire should not be used in conjunction with permanently implantable pacemakers.</text:p>
      <text:p text:style-name="P4">ADVERSE REACTION</text:p>
      <text:p text:style-name="P4">None known.</text:p>
      <text:p text:style-name="P4">Warnings/Precautions/Interactions</text:p>
      <text:p text:style-name="P4">–»Before using the Temporary Cardiac Pacing Wire it should first be established that this device is compatible with all products from other manufacturers which may be required for use. This applies in particular when checking the safety of the connection between pacing wire and pacemaker or pacemaker cable.</text:p>
      <text:p text:style-name="P4">»Particular care should be taken to ensure that no components which might touch each other or conduct electricity are present at the junction (e.g. projecting needle tips).</text:p>
      <text:p text:style-name="P4">–»For cardiac pacing wires with adapter plugs the instructions for use for connecting the pacing wire to the adapter plug should be followed precisely.</text:p>
      <text:p text:style-name="P4">–»Once the pacing wire has been connected to the adapter plugs the plugs should be checked to ensure there are no unattached ends of wire. If any</text:p>
      <text:p text:style-name="P6">Page: 7</text:p>
      <text:p text:style-name="P4">are found, it indicates that the electrical connection is faulty: the adapter plug should be <text:soft-page-break/>opened and the wire secured again (see description of the plug assembly: section “Application”).</text:p>
      <text:p text:style-name="P4">–»In order to achieve troublefree stimulation it is necessary to check using an appropriate method that the electrical uniformity of all junctions between pulse generator and pacing wire is intact.</text:p>
      <text:p text:style-name="P4">–»An implanted Temporary Cardiac Pacing Wire means a low-resistance electrical connection to the myocardium. Particular care is therefore required when other devices liable to generate electrical energy are used concurrently (e.g. defibrillators, electrosurgical devices). Follow the relevant instructions for use.</text:p>
      <text:p text:style-name="P4">–»Concurrent use of NMR imaging is not recommended since displacement and heating of the pacing wires may occur.</text:p>
      <text:p text:style-name="P4">–»For troublefree function of the pacing wire care should be taken to ensure that its insulation is not damaged or impaired, for example, by twisting of the pacing wire.<text:line-break/>–»The pacing wires must be placed in the myocardium in such a way that the risk of injury when extracting the pacing wires is minimised.</text:p>
      <text:p text:style-name="P4">STERILITY</text:p>
      <text:p text:style-name="P4">The product is sterilized by irradiation. Do not use if the package is damaged or opened. Discard opened, unused product. Do not resterilize.<text:line-break/>STORAGE </text:p>
      <text:p text:style-name="P4">Recommended storage conditions: below 25° C, away from moisture and direct heat. Do not use after the expiry date.</text:p>
      <text:p text:style-name="P4">ˇ</text:p>
      <text:p text:style-name="P7">Page: 8</text:p>
      <text:p text:style-name="P5">SYMBOLS USED ON LABELLING</text:p>
      <table:table table:name="Table3" table:style-name="Table3">
        <table:table-column table:style-name="Table3.A"/>
        <table:table-column table:style-name="Table3.B"/>
        <table:table-row>
          <table:table-cell table:style-name="Table3.A1" office:value-type="string">
            <text:p text:style-name="Table_20_Contents">￼</text:p>
          </table:table-cell>
          <table:table-cell table:style-name="Table3.B1" office:value-type="string">
            <text:p text:style-name="Table_20_Contents">Do not reuse</text:p>
          </table:table-cell>
        </table:table-row>
        <table:table-row>
          <table:table-cell table:style-name="Table3.A2" office:value-type="string">
            <text:p text:style-name="Table_20_Contents">￼</text:p>
          </table:table-cell>
          <table:table-cell table:style-name="Table3.B2" office:value-type="string">
            <text:p text:style-name="Table_20_Contents">Use by – year and month</text:p>
          </table:table-cell>
        </table:table-row>
        <table:table-row>
          <table:table-cell table:style-name="Table3.A2" office:value-type="string">
            <text:p text:style-name="Table_20_Contents">￼</text:p>
          </table:table-cell>
          <table:table-cell table:style-name="Table3.B2" office:value-type="string">
            <text:p text:style-name="Table_20_Contents">Sterilized using irradiation</text:p>
          </table:table-cell>
        </table:table-row>
        <table:table-row>
          <table:table-cell table:style-name="Table3.A2" office:value-type="string">
            <text:p text:style-name="Table_20_Contents">￼</text:p>
          </table:table-cell>
          <table:table-cell table:style-name="Table3.B2" office:value-type="string">
            <text:p text:style-name="Table_20_Contents">CE-mark and Identification number of Notified Body. The product meets the essential requirements of Medical Device Directive 93/42/EEC.</text:p>
          </table:table-cell>
        </table:table-row>
        <table:table-row>
          <table:table-cell table:style-name="Table3.A2" office:value-type="string">
            <text:p text:style-name="Table_20_Contents">￼</text:p>
          </table:table-cell>
          <table:table-cell table:style-name="Table3.B2" office:value-type="string">
            <text:p text:style-name="Table_20_Contents">Batch number</text:p>
          </table:table-cell>
        </table:table-row>
        <table:table-row>
          <table:table-cell table:style-name="Table3.A2" office:value-type="string">
            <text:p text:style-name="Table_20_Contents">￼</text:p>
          </table:table-cell>
          <table:table-cell table:style-name="Table3.B2" office:value-type="string">
            <text:p text:style-name="Table_20_Contents">See instructions for us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4-10-02T02:07:46.508123977</meta:creation-date>
    <dc:date>2014-10-02T02:10:57.959069867</dc:date>
    <dc:creator>alex </dc:creator>
    <meta:editing-duration>PT3M11S</meta:editing-duration>
    <meta:editing-cycles>2</meta:editing-cycles>
    <meta:generator>LibreOffice/4.3.2.2$Linux_x86 LibreOffice_project/edfb5295ba211bd31ad47d0bad0118690f76407d</meta:generator>
    <meta:document-statistic meta:table-count="3" meta:image-count="0" meta:object-count="0" meta:page-count="4" meta:paragraph-count="100" meta:word-count="1551" meta:character-count="9359" meta:non-whitespace-character-count="7899"/>
  </office:meta>
</office:document-meta>
</file>